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-dash="Ultrafine_20_Dashed" svg:stroke-color="#e6e6e6" draw:fill="solid" draw:fill-color="#ffffcc" draw:fill-hatch-name="Blue_20_Crossed_20_45_20_Degrees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svg:stroke-width="0cm" svg:stroke-color="#cccc00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solid" draw:stroke-dash="Ultrafine_20_Dashed" svg:stroke-width="0.051cm" svg:stroke-color="#7e0021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color="#ff950e" draw:fill="solid" draw:fill-color="#ffd32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0.85cm"/>
    </style:style>
    <style:style style:name="gr7" style:family="graphic" style:parent-style-name="standard">
      <style:graphic-properties svg:stroke-color="#c5000b" draw:fill="solid" draw:fill-color="#ff420e" draw:textarea-horizontal-align="center" draw:textarea-vertical-align="middle"/>
    </style:style>
    <style:style style:name="gr8" style:family="graphic" style:parent-style-name="standard">
      <style:graphic-properties draw:stroke="none" draw:fill="none" fo:min-height="1.038cm"/>
    </style:style>
    <style:style style:name="gr9" style:family="graphic" style:parent-style-name="standard">
      <style:graphic-properties draw:fill="solid" draw:fill-color="#000000" draw:textarea-horizontal-align="center" draw:textarea-vertical-align="middle"/>
    </style:style>
    <style:style style:name="gr10" style:family="graphic" style:parent-style-name="standard">
      <style:graphic-properties draw:stroke="solid" draw:stroke-dash="Fine_20_Dashed"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none" draw:fill="none" fo:min-height="0.714cm"/>
    </style:style>
    <style:style style:name="gr12" style:family="graphic" style:parent-style-name="standard">
      <style:graphic-properties draw:stroke="none" draw:fill="none" fo:min-height="0.793cm"/>
    </style:style>
    <style:style style:name="gr13" style:family="graphic" style:parent-style-name="standard">
      <style:graphic-properties draw:stroke="dash" draw:stroke-dash="Fine_20_Dashed_20__28_var_29_" svg:stroke-width="0.076cm" svg:stroke-color="#c0c0c0" draw:marker-start-width="0.314cm" draw:marker-end-width="0.314cm" draw:textarea-horizontal-align="center" draw:textarea-vertical-align="middle" fo:padding-top="0.163cm" fo:padding-bottom="0.163cm" fo:padding-left="0.288cm" fo:padding-right="0.288cm"/>
    </style:style>
    <style:style style:name="gr14" style:family="graphic" style:parent-style-name="standard">
      <style:graphic-properties draw:stroke="solid" draw:stroke-dash="Fine_20_Dashed_20__28_var_29_" svg:stroke-width="0.025cm" svg:stroke-color="#000000" draw:marker-start-width="0.238cm" draw:marker-end-width="0.238cm" draw:textarea-horizontal-align="center" draw:textarea-vertical-align="middle" fo:padding-top="0.138cm" fo:padding-bottom="0.138cm" fo:padding-left="0.263cm" fo:padding-right="0.263cm"/>
    </style:style>
    <style:style style:name="gr15" style:family="graphic" style:parent-style-name="standard">
      <style:graphic-properties draw:stroke="none" draw:fill="none" fo:min-height="1.037cm"/>
    </style:style>
    <style:style style:name="gr16" style:family="graphic" style:parent-style-name="standard">
      <style:graphic-properties draw:stroke="none" draw:fill="none" fo:min-height="0.794cm"/>
    </style:style>
    <style:style style:name="gr17" style:family="graphic" style:parent-style-name="standard">
      <style:graphic-properties svg:stroke-width="0cm" svg:stroke-color="#c0c0c0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svg:stroke-color="#4b1f6f" draw:fill="solid" draw:fill-color="#0066cc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color="#579d1c" draw:fill="solid" draw:fill-color="#ccfff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svg:stroke-width="0cm" svg:stroke-color="#000000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21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none" draw:fill="none" fo:min-height="1.023cm"/>
    </style:style>
    <style:style style:name="gr23" style:family="graphic" style:parent-style-name="standard">
      <style:graphic-properties draw:stroke="solid" svg:stroke-width="0cm" svg:stroke-color="#c0c0c0" draw:marker-start-width="0.124cm" draw:marker-end-width="0.124cm" draw:textarea-horizontal-align="center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width="0cm" draw:textarea-horizontal-align="center" draw:textarea-vertical-align="middle"/>
    </style:style>
    <style:style style:name="gr26" style:family="graphic" style:parent-style-name="standard">
      <style:graphic-properties draw:stroke="solid" svg:stroke-width="0cm" svg:stroke-color="#7e0021"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stroke="solid" svg:stroke-width="0cm" svg:stroke-color="#cccc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text-shadow="none"/>
    </style:style>
    <style:style style:name="P5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font-style="italic" fo:text-shadow="none" style:font-style-asian="italic" style:font-style-complex="italic"/>
    </style:style>
    <style:style style:name="P7" style:family="paragraph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position="sub 58%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style:text-position="sub 58%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fo:font-style="italic" fo:text-shadow="none" style:font-size-asian="20pt" style:font-style-asian="italic" style:font-size-complex="20pt" style:font-style-complex="italic"/>
    </style:style>
    <style:style style:name="T6" style:family="text">
      <style:text-properties fo:font-family="Arial" style:font-style-name="Normale" style:font-family-generic="swiss" fo:font-size="20pt" fo:font-weight="bold" style:font-family-asian="Arial" style:font-style-name-asian="Normale" style:font-family-generic-asian="swiss" style:font-size-asian="20pt" style:font-weight-asian="bold" style:font-family-complex="Arial" style:font-style-name-complex="Normale" style:font-family-generic-complex="swiss" style:font-size-complex="20pt" style:font-weight-complex="bold"/>
    </style:style>
    <style:style style:name="T7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3.735cm" svg:y1="3.875cm" svg:x2="24.69cm" svg:y2="3.875cm">
          <text:p/>
        </draw:line>
        <draw:rect draw:style-name="gr2" draw:text-style-name="P1" draw:layer="layout" svg:width="12.7cm" svg:height="8.255cm" svg:x="4.175cm" svg:y="4.175cm">
          <text:p/>
        </draw:rect>
        <draw:connector draw:style-name="gr3" draw:text-style-name="P1" draw:layer="layout" draw:type="line" svg:x1="9.012cm" svg:y1="6.548cm" svg:x2="10.346cm" svg:y2="3.711cm" draw:start-shape="id1" draw:start-glue-point="0" draw:end-shape="id2" draw:end-glue-point="2" svg:d="m9012 6548 1334-2837">
          <text:p/>
        </draw:connector>
        <draw:connector draw:style-name="gr4" draw:text-style-name="P1" draw:layer="layout" draw:type="line" svg:x1="9.012cm" svg:y1="6.548cm" svg:x2="7.546cm" svg:y2="3.111cm" draw:start-shape="id1" draw:start-glue-point="0" draw:end-shape="id3" draw:end-glue-point="2" svg:d="m9012 6548-1466-3437">
          <text:p/>
        </draw:connector>
        <draw:circle draw:style-name="gr5" draw:text-style-name="P2" xml:id="id8" draw:id="id8" draw:layer="layout" svg:width="1.27cm" svg:height="1.27cm" svg:x="8.377cm" svg:y="10.498cm">
          <text:p/>
        </draw:circle>
        <draw:circle draw:style-name="gr5" draw:text-style-name="P2" draw:layer="layout" svg:width="0.254cm" svg:height="0.254cm" svg:x="8.885cm" svg:y="8.398cm">
          <text:p/>
        </draw:circle>
        <draw:circle draw:style-name="gr5" draw:text-style-name="P2" draw:layer="layout" svg:width="0.254cm" svg:height="0.254cm" svg:x="8.885cm" svg:y="9.032cm">
          <text:p/>
        </draw:circle>
        <draw:frame draw:style-name="gr6" draw:text-style-name="P3" draw:layer="layout" svg:width="2.37cm" svg:height="1.055cm" svg:x="8.117cm" svg:y="12.955cm">
          <draw:text-box>
            <text:p><text:span text:style-name="T1">t = 1</text:span></text:p>
          </draw:text-box>
        </draw:frame>
        <draw:rect draw:style-name="gr2" draw:text-style-name="P1" draw:layer="layout" svg:width="5.783cm" svg:height="8.255cm" svg:x="18.84cm" svg:y="4.177cm">
          <text:p/>
        </draw:rect>
        <draw:circle draw:style-name="gr7" draw:text-style-name="P2" xml:id="id1" draw:id="id1" draw:layer="layout" svg:width="1.27cm" svg:height="1.27cm" svg:x="8.377cm" svg:y="6.548cm">
          <text:p/>
        </draw:circle>
        <draw:circle draw:style-name="gr5" draw:text-style-name="P2" xml:id="id7" draw:id="id7" draw:layer="layout" svg:width="1.27cm" svg:height="1.27cm" svg:x="12.877cm" svg:y="10.498cm">
          <text:p/>
        </draw:circle>
        <draw:circle draw:style-name="gr5" draw:text-style-name="P2" xml:id="id6" draw:id="id6" draw:layer="layout" svg:width="1.27cm" svg:height="1.27cm" svg:x="12.877cm" svg:y="6.548cm">
          <text:p/>
        </draw:circle>
        <draw:frame draw:style-name="gr8" draw:text-style-name="P3" draw:layer="layout" svg:width="1.201cm" svg:height="1.288cm" svg:x="5.576cm" svg:y="4.911cm">
          <draw:text-box>
            <text:p><text:span text:style-name="T1">S</text:span><text:span text:style-name="T2">1</text:span></text:p>
          </draw:text-box>
        </draw:frame>
        <draw:frame draw:style-name="gr8" draw:text-style-name="P3" draw:layer="layout" svg:width="1.268cm" svg:height="1.288cm" svg:x="5.507cm" svg:y="10.591cm">
          <draw:text-box>
            <text:p><text:span text:style-name="T1">S</text:span><text:span text:style-name="T2">N</text:span></text:p>
          </draw:text-box>
        </draw:frame>
        <draw:frame draw:style-name="gr8" draw:text-style-name="P3" draw:layer="layout" svg:width="1.201cm" svg:height="1.288cm" svg:x="5.577cm" svg:y="6.611cm">
          <draw:text-box>
            <text:p><text:span text:style-name="T1">S</text:span><text:span text:style-name="T2">i</text:span></text:p>
          </draw:text-box>
        </draw:frame>
        <draw:ellipse draw:style-name="gr9" draw:text-style-name="P1" draw:layer="layout" svg:width="0.098cm" svg:height="0.127cm" draw:transform="rotate (1.5707963267946) translate (18.394cm 9.255cm)">
          <text:p/>
        </draw:ellipse>
        <draw:line draw:style-name="gr10" draw:text-style-name="P4" draw:layer="layout" svg:x1="6.777cm" svg:y1="12.731cm" svg:x2="19.477cm" svg:y2="12.731cm">
          <text:p/>
        </draw:line>
        <draw:circle draw:style-name="gr5" draw:text-style-name="P2" draw:layer="layout" svg:width="1.27cm" svg:height="1.27cm" svg:x="21.742cm" svg:y="10.521cm">
          <text:p/>
        </draw:circle>
        <draw:circle draw:style-name="gr5" draw:text-style-name="P2" draw:layer="layout" svg:width="0.254cm" svg:height="0.254cm" svg:x="22.25cm" svg:y="8.421cm">
          <text:p/>
        </draw:circle>
        <draw:circle draw:style-name="gr5" draw:text-style-name="P2" draw:layer="layout" svg:width="0.254cm" svg:height="0.254cm" svg:x="22.25cm" svg:y="9.055cm">
          <text:p/>
        </draw:circle>
        <draw:circle draw:style-name="gr5" draw:text-style-name="P2" draw:layer="layout" svg:width="0.254cm" svg:height="0.254cm" svg:x="22.25cm" svg:y="9.689cm">
          <text:p/>
        </draw:circle>
        <draw:circle draw:style-name="gr7" draw:text-style-name="P2" xml:id="id11" draw:id="id11" draw:layer="layout" svg:width="1.27cm" svg:height="1.27cm" svg:x="21.742cm" svg:y="6.571cm">
          <text:p/>
        </draw:circle>
        <draw:frame draw:style-name="gr11" draw:text-style-name="P3" draw:layer="layout" svg:width="2.503cm" svg:height="1.055cm" svg:x="12.529cm" svg:y="12.981cm">
          <draw:text-box>
            <text:p><text:span text:style-name="T1">t = 2</text:span></text:p>
          </draw:text-box>
        </draw:frame>
        <draw:frame draw:style-name="gr12" draw:text-style-name="P3" draw:layer="layout" svg:width="2.23cm" svg:height="1.055cm" svg:x="21.492cm" svg:y="12.981cm">
          <draw:text-box>
            <text:p><text:span text:style-name="T1">t = T</text:span></text:p>
          </draw:text-box>
        </draw:frame>
        <draw:connector draw:style-name="gr13" draw:text-style-name="P1" draw:layer="layout" draw:type="line" svg:x1="9.647cm" svg:y1="5.439cm" svg:x2="12.877cm" svg:y2="5.433cm" draw:start-shape="id4" draw:start-glue-point="1" draw:end-shape="id5" draw:end-glue-point="3" svg:d="m9647 5439 3230-6">
          <text:p/>
        </draw:connector>
        <draw:connector draw:style-name="gr13" draw:text-style-name="P1" draw:layer="layout" draw:type="line" svg:x1="9.647cm" svg:y1="5.433cm" svg:x2="12.877cm" svg:y2="7.183cm" draw:end-shape="id6" draw:end-glue-point="3" svg:d="m9647 5433 3230 1750">
          <text:p/>
        </draw:connector>
        <draw:connector draw:style-name="gr13" draw:text-style-name="P1" draw:layer="layout" draw:type="line" svg:x1="9.647cm" svg:y1="5.433cm" svg:x2="12.877cm" svg:y2="11.133cm" draw:end-shape="id7" draw:end-glue-point="3" svg:d="m9647 5433 3230 5700">
          <text:p/>
        </draw:connector>
        <draw:connector draw:style-name="gr13" draw:text-style-name="P1" draw:layer="layout" draw:type="line" svg:x1="9.647cm" svg:y1="7.183cm" svg:x2="12.877cm" svg:y2="7.183cm" draw:start-shape="id1" draw:start-glue-point="1" draw:end-shape="id6" draw:end-glue-point="3" svg:d="m9647 7183h3230">
          <text:p/>
        </draw:connector>
        <draw:connector draw:style-name="gr13" draw:text-style-name="P1" draw:layer="layout" draw:type="line" svg:x1="9.647cm" svg:y1="7.183cm" svg:x2="12.877cm" svg:y2="11.133cm" draw:start-shape="id1" draw:start-glue-point="1" draw:end-shape="id7" draw:end-glue-point="3" svg:d="m9647 7183 3230 3950">
          <text:p/>
        </draw:connector>
        <draw:connector draw:style-name="gr13" draw:text-style-name="P1" draw:layer="layout" draw:type="line" svg:x1="9.647cm" svg:y1="11.133cm" svg:x2="12.877cm" svg:y2="11.133cm" draw:start-shape="id8" draw:start-glue-point="1" draw:end-shape="id7" draw:end-glue-point="3" svg:d="m9647 11133h3230">
          <text:p/>
        </draw:connector>
        <draw:connector draw:style-name="gr13" draw:text-style-name="P1" draw:layer="layout" draw:type="line" svg:x1="9.647cm" svg:y1="11.133cm" svg:x2="12.877cm" svg:y2="7.183cm" draw:start-shape="id8" draw:start-glue-point="1" draw:end-shape="id6" draw:end-glue-point="3" svg:d="m9647 11133 3230-3950">
          <text:p/>
        </draw:connector>
        <draw:connector draw:style-name="gr13" draw:text-style-name="P1" draw:layer="layout" draw:type="line" svg:x1="9.647cm" svg:y1="11.133cm" svg:x2="12.877cm" svg:y2="5.433cm" draw:start-shape="id8" draw:start-glue-point="1" draw:end-shape="id5" draw:end-glue-point="3" svg:d="m9647 11133 3230-5700">
          <text:p/>
        </draw:connector>
        <draw:connector draw:style-name="gr13" draw:text-style-name="P1" draw:layer="layout" draw:type="line" svg:x1="14.112cm" svg:y1="5.456cm" svg:x2="17.242cm" svg:y2="5.456cm" svg:d="m14112 5456h3130">
          <text:p/>
        </draw:connector>
        <draw:connector draw:style-name="gr14" draw:text-style-name="P1" draw:layer="layout" draw:type="line" svg:x1="14.112cm" svg:y1="5.456cm" svg:x2="17.242cm" svg:y2="7.206cm" svg:d="m14112 5456 3130 1750">
          <text:p/>
        </draw:connector>
        <draw:connector draw:style-name="gr13" draw:text-style-name="P1" draw:layer="layout" draw:type="line" svg:x1="14.112cm" svg:y1="5.456cm" svg:x2="17.242cm" svg:y2="11.156cm" svg:d="m14112 5456 3130 5700">
          <text:p/>
        </draw:connector>
        <draw:connector draw:style-name="gr13" draw:text-style-name="P1" draw:layer="layout" draw:type="line" svg:x1="14.112cm" svg:y1="7.206cm" svg:x2="17.242cm" svg:y2="7.206cm" svg:d="m14112 7206h3130">
          <text:p/>
        </draw:connector>
        <draw:connector draw:style-name="gr13" draw:text-style-name="P1" draw:layer="layout" draw:type="line" svg:x1="14.112cm" svg:y1="7.206cm" svg:x2="17.242cm" svg:y2="11.156cm" svg:d="m14112 7206 3130 3950">
          <text:p/>
        </draw:connector>
        <draw:connector draw:style-name="gr13" draw:text-style-name="P1" draw:layer="layout" draw:type="line" svg:x1="14.112cm" svg:y1="11.156cm" svg:x2="17.242cm" svg:y2="11.156cm" svg:d="m14112 11156h3130">
          <text:p/>
        </draw:connector>
        <draw:connector draw:style-name="gr13" draw:text-style-name="P1" draw:layer="layout" draw:type="line" svg:x1="14.112cm" svg:y1="11.156cm" svg:x2="17.242cm" svg:y2="7.206cm" svg:d="m14112 11156 3130-3950">
          <text:p/>
        </draw:connector>
        <draw:connector draw:style-name="gr13" draw:text-style-name="P1" draw:layer="layout" draw:type="line" svg:x1="14.112cm" svg:y1="11.156cm" svg:x2="17.242cm" svg:y2="5.456cm" svg:d="m14112 11156 3130-5700">
          <text:p/>
        </draw:connector>
        <draw:connector draw:style-name="gr13" draw:text-style-name="P1" draw:layer="layout" draw:type="line" svg:x1="18.612cm" svg:y1="5.456cm" svg:x2="21.742cm" svg:y2="5.456cm" svg:d="m18612 5456h3130">
          <text:p/>
        </draw:connector>
        <draw:connector draw:style-name="gr13" draw:text-style-name="P1" draw:layer="layout" draw:type="line" svg:x1="18.612cm" svg:y1="5.456cm" svg:x2="21.742cm" svg:y2="7.206cm" svg:d="m18612 5456 3130 1750">
          <text:p/>
        </draw:connector>
        <draw:connector draw:style-name="gr13" draw:text-style-name="P1" draw:layer="layout" draw:type="line" svg:x1="18.612cm" svg:y1="5.456cm" svg:x2="21.742cm" svg:y2="11.156cm" svg:d="m18612 5456 3130 5700">
          <text:p/>
        </draw:connector>
        <draw:connector draw:style-name="gr14" draw:text-style-name="P1" draw:layer="layout" draw:type="line" svg:x1="18.612cm" svg:y1="7.206cm" svg:x2="21.742cm" svg:y2="7.206cm" svg:d="m18612 7206h3130">
          <text:p/>
        </draw:connector>
        <draw:connector draw:style-name="gr13" draw:text-style-name="P1" draw:layer="layout" draw:type="line" svg:x1="18.612cm" svg:y1="7.206cm" svg:x2="21.742cm" svg:y2="11.156cm" svg:d="m18612 7206 3130 3950">
          <text:p/>
        </draw:connector>
        <draw:connector draw:style-name="gr13" draw:text-style-name="P1" draw:layer="layout" draw:type="line" svg:x1="18.612cm" svg:y1="11.156cm" svg:x2="21.742cm" svg:y2="11.156cm" svg:d="m18612 11156h3130">
          <text:p/>
        </draw:connector>
        <draw:connector draw:style-name="gr13" draw:text-style-name="P1" draw:layer="layout" draw:type="line" svg:x1="18.612cm" svg:y1="11.156cm" svg:x2="21.742cm" svg:y2="7.206cm" svg:d="m18612 11156 3130-3950">
          <text:p/>
        </draw:connector>
        <draw:connector draw:style-name="gr13" draw:text-style-name="P1" draw:layer="layout" draw:type="line" svg:x1="18.612cm" svg:y1="11.156cm" svg:x2="21.742cm" svg:y2="5.456cm" svg:d="m18612 11156 3130-5700">
          <text:p/>
        </draw:connector>
        <draw:connector draw:style-name="gr14" draw:text-style-name="P1" draw:layer="layout" draw:type="line" svg:x1="9.647cm" svg:y1="7.183cm" svg:x2="12.877cm" svg:y2="5.433cm" draw:start-shape="id1" draw:start-glue-point="1" draw:end-shape="id5" draw:end-glue-point="3" svg:d="m9647 7183 3230-1750">
          <text:p/>
        </draw:connector>
        <draw:frame draw:style-name="gr15" draw:text-style-name="P5" draw:layer="layout" svg:width="1.869cm" svg:height="1.287cm" svg:x="9.926cm" svg:y="6.063cm">
          <draw:text-box>
            <text:p><text:span text:style-name="T3">a</text:span><text:span text:style-name="T4">ij</text:span></text:p>
          </draw:text-box>
        </draw:frame>
        <draw:frame draw:style-name="gr16" draw:text-style-name="P6" draw:layer="layout" svg:width="2.466cm" svg:height="1.044cm" svg:x="16.767cm" svg:y="11.846cm">
          <draw:text-box>
            <text:p text:style-name="P1"><text:span text:style-name="T5">tempo</text:span></text:p>
          </draw:text-box>
        </draw:frame>
        <draw:line draw:style-name="gr17" draw:text-style-name="P1" draw:layer="layout" svg:x1="7.646cm" svg:y1="11.161cm" svg:x2="8.281cm" svg:y2="11.161cm">
          <text:p/>
        </draw:line>
        <draw:frame draw:style-name="gr8" draw:text-style-name="P3" draw:layer="layout" svg:width="1.67cm" svg:height="1.288cm" svg:x="6.641cm" svg:y="6.526cm">
          <draw:text-box>
            <text:p><text:span text:style-name="T6">π</text:span><text:span text:style-name="T2">i</text:span></text:p>
          </draw:text-box>
        </draw:frame>
        <draw:line draw:style-name="gr17" draw:text-style-name="P1" draw:layer="layout" svg:x1="7.648cm" svg:y1="5.461cm" svg:x2="8.283cm" svg:y2="5.461cm">
          <text:p/>
        </draw:line>
        <draw:custom-shape draw:style-name="gr18" draw:text-style-name="P1" xml:id="id3" draw:id="id3" draw:layer="layout" svg:width="1.27cm" svg:height="1.27cm" svg:x="6.911cm" svg:y="1.841cm">
          <text:p><text:span text:style-name="T3">v</text:span><text:span text:style-name="T4">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2" draw:id="id2" draw:layer="layout" svg:width="1.27cm" svg:height="1.27cm" svg:x="9.711cm" svg:y="2.441cm">
          <text:p><text:span text:style-name="T3">v</text:span><text:span text:style-name="T4">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5" draw:text-style-name="P2" draw:layer="layout" svg:width="0.254cm" svg:height="0.254cm" svg:x="13.385cm" svg:y="8.398cm">
          <text:p/>
        </draw:circle>
        <draw:circle draw:style-name="gr5" draw:text-style-name="P2" draw:layer="layout" svg:width="0.254cm" svg:height="0.254cm" svg:x="13.385cm" svg:y="9.032cm">
          <text:p/>
        </draw:circle>
        <draw:circle draw:style-name="gr5" draw:text-style-name="P2" draw:layer="layout" svg:width="0.254cm" svg:height="0.254cm" svg:x="13.385cm" svg:y="9.666cm">
          <text:p/>
        </draw:circle>
        <draw:custom-shape draw:style-name="gr19" draw:text-style-name="P1" xml:id="id9" draw:id="id9" draw:layer="layout" svg:width="1.27cm" svg:height="1.27cm" svg:x="11.511cm" svg:y="2.441cm">
          <text:p><text:span text:style-name="T3">v</text:span><text:span text:style-name="T4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xml:id="id10" draw:id="id10" draw:layer="layout" svg:width="1.27cm" svg:height="1.27cm" svg:x="14.311cm" svg:y="1.741cm">
          <text:p><text:span text:style-name="T3">v</text:span><text:span text:style-name="T4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xml:id="id12" draw:id="id12" draw:layer="layout" svg:width="1.27cm" svg:height="1.27cm" svg:x="20.311cm" svg:y="1.841cm">
          <text:p><text:span text:style-name="T3">v</text:span><text:span text:style-name="T4">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7cm" svg:height="1.27cm" svg:x="23.111cm" svg:y="2.441cm">
          <text:p><text:span text:style-name="T3">v</text:span><text:span text:style-name="T4">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5" draw:text-style-name="P2" xml:id="id4" draw:id="id4" draw:layer="layout" svg:width="1.27cm" svg:height="1.258cm" svg:x="8.377cm" svg:y="4.81cm">
          <text:p/>
        </draw:ellipse>
        <draw:connector draw:style-name="gr3" draw:text-style-name="P1" draw:layer="layout" draw:type="line" svg:x1="9.012cm" svg:y1="4.81cm" svg:x2="7.546cm" svg:y2="3.111cm" draw:start-shape="id4" draw:start-glue-point="0" draw:end-shape="id3" draw:end-glue-point="2" svg:d="m9012 4810-1466-1699">
          <text:p/>
        </draw:connector>
        <draw:connector draw:style-name="gr3" draw:text-style-name="P1" draw:layer="layout" draw:type="line" svg:x1="9.012cm" svg:y1="4.81cm" svg:x2="10.346cm" svg:y2="3.711cm" draw:start-shape="id4" draw:start-glue-point="0" draw:end-shape="id2" draw:end-glue-point="2" svg:d="m9012 4810 1334-1099">
          <text:p/>
        </draw:connector>
        <draw:circle draw:style-name="gr5" draw:text-style-name="P2" draw:layer="layout" svg:width="0.254cm" svg:height="0.254cm" svg:x="8.885cm" svg:y="9.666cm">
          <text:p/>
        </draw:circle>
        <draw:line draw:style-name="gr20" draw:text-style-name="P1" draw:layer="layout" svg:x1="7.647cm" svg:y1="7.161cm" svg:x2="8.282cm" svg:y2="7.161cm">
          <text:p/>
        </draw:line>
        <draw:line draw:style-name="gr17" draw:text-style-name="P1" draw:layer="layout" svg:x1="11.949cm" svg:y1="5.461cm" svg:x2="12.584cm" svg:y2="5.461cm">
          <text:p/>
        </draw:line>
        <draw:line draw:style-name="gr21" draw:text-style-name="P1" draw:layer="layout" svg:x1="9.95cm" svg:y1="5.645cm" svg:x2="11.22cm" svg:y2="6.28cm">
          <text:p/>
        </draw:line>
        <draw:line draw:style-name="gr21" draw:text-style-name="P1" draw:layer="layout" svg:x1="9.65cm" svg:y1="5.445cm" svg:x2="12.49cm" svg:y2="10.525cm">
          <text:p/>
        </draw:line>
        <draw:frame draw:style-name="gr22" draw:text-style-name="P5" draw:layer="layout" svg:width="1.869cm" svg:height="1.287cm" svg:x="7.586cm" svg:y="5.445cm">
          <draw:text-box>
            <text:p><text:span text:style-name="T3">b</text:span><text:span text:style-name="T4">ik</text:span></text:p>
          </draw:text-box>
        </draw:frame>
        <draw:ellipse draw:style-name="gr9" draw:text-style-name="P1" draw:layer="layout" svg:width="0.098cm" svg:height="0.127cm" draw:transform="rotate (1.5707963267946) translate (17.846cm 9.255cm)">
          <text:p/>
        </draw:ellipse>
        <draw:ellipse draw:style-name="gr9" draw:text-style-name="P1" draw:layer="layout" svg:width="0.098cm" svg:height="0.127cm" draw:transform="rotate (1.5707963267946) translate (17.296cm 9.255cm)">
          <text:p/>
        </draw:ellipse>
        <draw:line draw:style-name="gr23" draw:text-style-name="P1" draw:layer="layout" svg:x1="11.271cm" svg:y1="1.102cm" svg:x2="11.271cm" svg:y2="13.802cm">
          <text:p/>
        </draw:line>
        <draw:line draw:style-name="gr23" draw:text-style-name="P1" draw:layer="layout" svg:x1="24.62cm" svg:y1="1.1cm" svg:x2="24.62cm" svg:y2="13.8cm">
          <text:p/>
        </draw:line>
        <draw:frame draw:style-name="gr24" draw:text-style-name="P7" draw:layer="layout" svg:width="3.507cm" svg:height="1.088cm" draw:transform="rotate (1.5707963267946) translate (4.145cm 7.585cm)">
          <draw:text-box>
            <text:p><text:span text:style-name="T7">Nascosto</text:span></text:p>
          </draw:text-box>
        </draw:frame>
        <draw:frame draw:style-name="gr24" draw:text-style-name="P3" draw:layer="layout" svg:width="2.779cm" svg:height="1.088cm" svg:x="3.796cm" svg:y="2.601cm">
          <draw:text-box>
            <text:p text:style-name="P1"><text:span text:style-name="T8">Visibile</text:span></text:p>
          </draw:text-box>
        </draw:frame>
        <draw:connector draw:style-name="gr3" draw:text-style-name="P1" draw:layer="layout" draw:type="line" svg:x1="13.512cm" svg:y1="10.498cm" svg:x2="12.146cm" svg:y2="3.711cm" draw:start-shape="id7" draw:start-glue-point="0" draw:end-shape="id9" draw:end-glue-point="2" svg:d="m13512 10498-1366-6787">
          <text:p/>
        </draw:connector>
        <draw:connector draw:style-name="gr3" draw:text-style-name="P1" draw:layer="layout" draw:type="line" svg:x1="13.512cm" svg:y1="10.498cm" svg:x2="14.946cm" svg:y2="3.011cm" draw:start-shape="id7" draw:end-shape="id10" draw:end-glue-point="2" svg:d="m13512 10498 1434-7487">
          <text:p/>
        </draw:connector>
        <draw:connector draw:style-name="gr3" draw:text-style-name="P1" draw:layer="layout" draw:type="line" svg:x1="13.512cm" svg:y1="6.548cm" svg:x2="12.146cm" svg:y2="3.711cm" draw:start-shape="id6" draw:start-glue-point="0" draw:end-shape="id9" draw:end-glue-point="2" svg:d="m13512 6548-1366-2837">
          <text:p/>
        </draw:connector>
        <draw:connector draw:style-name="gr3" draw:text-style-name="P1" draw:layer="layout" draw:type="line" svg:x1="13.512cm" svg:y1="6.548cm" svg:x2="14.946cm" svg:y2="3.011cm" draw:start-shape="id6" draw:start-glue-point="0" draw:end-shape="id10" svg:d="m13512 6548 1434-3537">
          <text:p/>
        </draw:connector>
        <draw:circle draw:style-name="gr7" draw:text-style-name="P2" xml:id="id5" draw:id="id5" draw:layer="layout" svg:width="1.27cm" svg:height="1.27cm" svg:x="12.877cm" svg:y="4.798cm">
          <text:p/>
        </draw:circle>
        <draw:connector draw:style-name="gr3" draw:text-style-name="P1" draw:layer="layout" draw:type="line" svg:x1="13.512cm" svg:y1="4.798cm" svg:x2="12.146cm" svg:y2="3.711cm" draw:start-shape="id5" draw:start-glue-point="0" draw:end-shape="id9" draw:end-glue-point="2" svg:d="m13512 4798-1366-1087">
          <text:p/>
        </draw:connector>
        <draw:connector draw:style-name="gr4" draw:text-style-name="P1" draw:layer="layout" draw:type="line" svg:x1="13.512cm" svg:y1="4.798cm" svg:x2="14.946cm" svg:y2="3.011cm" draw:start-shape="id5" draw:start-glue-point="0" draw:end-shape="id10" svg:d="m13512 4798 1434-1787">
          <text:p/>
        </draw:connector>
        <draw:line draw:style-name="gr23" draw:text-style-name="P1" draw:layer="layout" svg:x1="15.72cm" svg:y1="1.1cm" svg:x2="15.72cm" svg:y2="13.8cm">
          <text:p/>
        </draw:line>
        <draw:line draw:style-name="gr23" draw:text-style-name="P1" draw:layer="layout" svg:x1="20.22cm" svg:y1="1.1cm" svg:x2="20.22cm" svg:y2="13.8cm">
          <text:p/>
        </draw:line>
        <draw:line draw:style-name="gr25" draw:text-style-name="P1" draw:layer="layout" svg:x1="19.55cm" svg:y1="12.73cm" svg:x2="24.63cm" svg:y2="12.73cm">
          <text:p/>
        </draw:line>
        <draw:line draw:style-name="gr23" draw:text-style-name="P1" draw:layer="layout" svg:x1="6.771cm" svg:y1="1.102cm" svg:x2="6.771cm" svg:y2="13.802cm">
          <text:p/>
        </draw:line>
        <draw:ellipse draw:style-name="gr9" draw:text-style-name="P1" draw:layer="layout" svg:width="0.098cm" svg:height="0.127cm" draw:transform="rotate (1.5707963267946) translate (14.008cm 3.103cm)">
          <text:p/>
        </draw:ellipse>
        <draw:ellipse draw:style-name="gr9" draw:text-style-name="P1" draw:layer="layout" svg:width="0.098cm" svg:height="0.127cm" draw:transform="rotate (1.5707963267946) translate (13.46cm 3.103cm)">
          <text:p/>
        </draw:ellipse>
        <draw:ellipse draw:style-name="gr9" draw:text-style-name="P1" draw:layer="layout" svg:width="0.098cm" svg:height="0.127cm" draw:transform="rotate (1.5707963267946) translate (12.91cm 3.103cm)">
          <text:p/>
        </draw:ellipse>
        <draw:ellipse draw:style-name="gr9" draw:text-style-name="P1" draw:layer="layout" svg:width="0.098cm" svg:height="0.127cm" draw:transform="rotate (1.5707963267946) translate (9.409cm 3.103cm)">
          <text:p/>
        </draw:ellipse>
        <draw:ellipse draw:style-name="gr9" draw:text-style-name="P1" draw:layer="layout" svg:width="0.098cm" svg:height="0.127cm" draw:transform="rotate (1.5707963267946) translate (8.861cm 3.103cm)">
          <text:p/>
        </draw:ellipse>
        <draw:ellipse draw:style-name="gr9" draw:text-style-name="P1" draw:layer="layout" svg:width="0.098cm" svg:height="0.127cm" draw:transform="rotate (1.5707963267946) translate (8.311cm 3.103cm)">
          <text:p/>
        </draw:ellipse>
        <draw:line draw:style-name="gr26" draw:text-style-name="P1" draw:layer="layout" svg:x1="8.185cm" svg:y1="4.581cm" svg:x2="7.982cm" svg:y2="4.175cm">
          <text:p/>
        </draw:line>
        <draw:line draw:style-name="gr27" draw:text-style-name="P1" draw:layer="layout" svg:x1="9.72cm" svg:y1="5.051cm" svg:x2="9.923cm" svg:y2="4.645cm">
          <text:p/>
        </draw:line>
        <draw:ellipse draw:style-name="gr9" draw:text-style-name="P1" draw:layer="layout" svg:width="0.098cm" svg:height="0.127cm" draw:transform="rotate (1.5707963267946) translate (22.853cm 3.068cm)">
          <text:p/>
        </draw:ellipse>
        <draw:ellipse draw:style-name="gr9" draw:text-style-name="P1" draw:layer="layout" svg:width="0.098cm" svg:height="0.127cm" draw:transform="rotate (1.5707963267946) translate (22.305cm 3.068cm)">
          <text:p/>
        </draw:ellipse>
        <draw:ellipse draw:style-name="gr9" draw:text-style-name="P1" draw:layer="layout" svg:width="0.098cm" svg:height="0.127cm" draw:transform="rotate (1.5707963267946) translate (21.755cm 3.068cm)">
          <text:p/>
        </draw:ellipse>
        <draw:connector draw:style-name="gr4" draw:text-style-name="P1" draw:layer="layout" draw:type="line" svg:x1="13.512cm" svg:y1="4.799cm" svg:x2="14.946cm" svg:y2="3.012cm" svg:d="m13512 4799 1434-1787">
          <text:p/>
        </draw:connector>
        <draw:connector draw:style-name="gr4" draw:text-style-name="P1" draw:layer="layout" draw:type="line" svg:x1="22.377cm" svg:y1="6.571cm" svg:x2="20.946cm" svg:y2="3.111cm" draw:start-shape="id11" draw:end-shape="id12" draw:end-glue-point="2" svg:d="m22377 6571-1431-3460">
          <text:p/>
        </draw:connector>
        <draw:circle draw:style-name="gr5" draw:text-style-name="P2" draw:layer="layout" svg:width="1.27cm" svg:height="1.27cm" svg:x="21.742cm" svg:y="4.821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hatch draw:name="Blue_20_Crossed_20_45_20_Degrees" draw:display-name="Blue Crossed 45 Degrees" draw:style="double" draw:color="#000080" draw:distance="0.076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udu </meta:initial-creator>
    <meta:creation-date>2011-03-15T12:50:14.54</meta:creation-date>
    <dc:date>2012-02-01T17:20:43.43</dc:date>
    <dc:creator>Bilbo Baggins</dc:creator>
    <meta:editing-duration>PT4H5M39S</meta:editing-duration>
    <meta:editing-cycles>17</meta:editing-cycles>
    <meta:generator>OpenOffice.org/3.3$Win32 OpenOffice.org_project/330m20$Build-9567</meta:generator>
    <meta:document-statistic meta:object-count="103"/>
  </office:meta>
</office:document-meta>
</file>